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2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26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3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2-0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1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9-0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23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13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09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20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18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2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0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3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0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2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16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5-01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4-25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4-21 0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4-1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4-1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4-0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3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2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1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3-0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2-25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3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2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8-01-0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30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2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2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3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1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1-05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3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2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10-0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2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2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1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9-0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11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8-0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3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2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2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1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2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1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11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6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31 0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26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20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1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5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26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31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3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2-20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2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2-1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2-0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3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7-01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3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21 0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1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2-06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2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21 0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1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10-0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2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2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1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8-06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2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2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1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1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06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26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1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6-06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3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2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1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5-0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2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11 0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4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2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3-05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2206</text:p>
          </table:table-cell>
          <table:table-cell office:value-type="string" calcext:value-type="string">
            <text:p>Bandera County RA &amp; WD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60" meta:object-count="0"/>
    <meta:user-defined meta:name="AppVersion">3.0</meta:user-defined>
  </office:meta>
</office:document-meta>
</file>